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ohit Devanagari1" svg:font-family="'Lohit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urisa" svg:font-family="Puris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urisa" fo:font-size="12pt" style:font-size-asian="12pt" style:font-size-complex="12pt"/>
    </style:style>
    <style:style style:name="P5" style:family="paragraph" style:parent-style-name="Standard" style:master-page-name="Standard">
      <style:paragraph-properties fo:text-align="start" style:justify-single-word="false" style:page-number="auto"/>
    </style:style>
    <style:style style:name="P6" style:family="paragraph" style:parent-style-name="Horizontal_20_Line">
      <style:paragraph-properties fo:margin-top="0cm" fo:margin-bottom="0.499cm" fo:text-align="start" style:justify-single-word="false" style:border-line-width-bottom="0.002cm 0.035cm 0.002cm" fo:padding="0cm" fo:border-left="none" fo:border-right="none" fo:border-top="none" fo:border-bottom="0.039cm double #808080" text:number-lines="false" text:line-number="0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style:font-name="Purisa" fo:font-size="24pt" style:font-size-asian="24pt" style:font-size-complex="24pt"/>
    </style:style>
    <style:style style:name="T8" style:family="text">
      <style:text-properties style:font-name="Purisa" fo:font-size="12pt" style:font-size-asian="12pt" style:font-size-complex="12pt"/>
    </style:style>
    <style:style style:name="T9" style:family="text">
      <style:text-properties fo:color="#c9211e" fo:font-size="14pt" style:font-size-asian="14pt" style:font-size-complex="14pt"/>
    </style:style>
    <style:style style:name="T10" style:family="text">
      <style:text-properties style:font-name="Liberation Serif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oBack"/><text:span text:style-name="T1">FACTURA</text:span></text:p>
      <text:p text:style-name="P2"/>
      <text:p text:style-name="P1"><text:span text:style-name="T4">Endesa Inc.</text:span></text:p>
      <text:p text:style-name="P1"><text:span text:style-name="T4">Carrer de Ses Moreres</text:span></text:p>
      <text:p text:style-name="P1"><text:span text:style-name="T4">07701 Maó, Illes Balears</text:span></text:p>
      <text:p text:style-name="P3"/>
      <text:p text:style-name="P1"><text:span text:style-name="T5">FACTURAR A<text:tab/>ENVIAR A</text:span><text:span text:style-name="T4"><text:tab/><text:tab/><text:tab/>N.º DE FACTURA<text:tab/><text:tab/><text:tab/>ES-091</text:span></text:p>
      <text:p text:style-name="P1"><text:span text:style-name="T4">Sergio Bolívar<text:tab/><text:tab/>Sergio Bolívar<text:tab/><text:tab/><text:tab/>FECHA<text:tab/><text:tab/><text:tab/><text:tab/>11/11/2022</text:span></text:p>
      <text:p text:style-name="P1"><text:span text:style-name="T4">Vives Llull, 44<text:tab/>Vives Llul, 44<text:tab/><text:tab/><text:tab/>N.º DE PERIODO<text:tab/><text:tab/><text:tab/>651465849</text:span></text:p>
      <text:p text:style-name="P1"><text:span text:style-name="T4">07702, Menoraca<text:tab/>07702, Menorca<text:tab/><text:tab/>FECHA DE VENCIMIENTO<text:tab/>11/12/2023</text:span></text:p>
      <text:p text:style-name="P3"/>
      <text:p text:style-name="P6"/>
      <text:p text:style-name="P1">CANT.<text:tab/><text:tab/><text:tab/>DESCRIPCIÓN<text:tab/><text:tab/>PRECIO UNITARIO<text:tab/><text:tab/>IMPORTE</text:p>
      <text:p text:style-name="P6"/>
      <text:p text:style-name="P1">1<text:tab/><text:tab/><text:tab/>Material Electrico<text:tab/><text:tab/><text:tab/><text:tab/>100.00<text:tab/><text:tab/>100.00</text:p>
      <text:p text:style-name="P1"/>
      <text:p text:style-name="P1"><text:tab/><text:tab/><text:tab/><text:tab/><text:tab/><text:tab/><text:tab/><text:tab/><text:tab/>Subtotal<text:tab/>100.00</text:p>
      <text:p text:style-name="P1"/>
      <text:p text:style-name="P1"><text:tab/><text:tab/><text:tab/><text:tab/><text:tab/><text:tab/><text:tab/><text:tab/><text:tab/>IVA 21%<text:tab/>21.00</text:p>
      <text:p text:style-name="P1"/>
      <text:p text:style-name="P1"><text:tab/><text:tab/><text:tab/><text:tab/><text:tab/><text:tab/><text:tab/><text:tab/><text:tab/><text:span text:style-name="T2">TOTAL<text:tab/>121.00€</text:span></text:p>
      <text:p text:style-name="P1"/>
      <text:p text:style-name="P1"/>
      <text:p text:style-name="P1"><text:tab/><text:tab/><text:tab/><text:tab/><text:tab/><text:tab/><text:tab/><text:tab/><text:tab/><text:tab/><text:tab/><text:tab/><text:tab/><text:tab/><text:tab/><text:tab/><text:tab/><text:tab/><text:tab/><text:tab/><text:tab/><text:span text:style-name="T7">FedericoGarci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8"><text:tab/><text:tab/><text:tab/><text:tab/><text:tab/><text:tab/></text:span><text:span text:style-name="T9">CONDICIONES Y FORMA DE PAGO</text:span></text:p>
      <text:p text:style-name="P1"><text:span text:style-name="T8"><text:tab/><text:tab/><text:tab/><text:tab/><text:tab/><text:tab/></text:span><text:span text:style-name="T3">El pago se realizara en un plazo de 15 dias</text:span></text:p>
      <text:p text:style-name="P1"><text:span text:style-name="T3"><text:tab/><text:tab/><text:tab/><text:tab/><text:tab/><text:tab/></text:span></text:p>
      <text:p text:style-name="P1"><text:span text:style-name="T3"><text:tab/><text:tab/><text:tab/><text:tab/><text:tab/><text:tab/>Banco Santander</text:span></text:p>
      <text:p text:style-name="P1"><text:span text:style-name="T3"><text:tab/><text:tab/><text:tab/><text:tab/><text:tab/><text:tab/>IBAN: ES12 3456 7891</text:span></text:p>
      <text:p text:style-name="P1"><text:span text:style-name="T3"><text:tab/><text:tab/><text:tab/><text:tab/></text:span><text:span text:style-name="T8">GRACIAS</text:span><text:span text:style-name="T3"><text:tab/>SWIFT/</text:span><text:span text:style-name="T6">BIC</text:span><text:span text:style-name="T3">: ABCDESM1XX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ohit Devanagari1" svg:font-family="'Lohit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urisa" svg:font-family="Puris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font-name-asian="Noto Serif CJK SC" style:font-size-asian="10pt" style:language-asian="zh" style:country-asian="CN" style:font-name-complex="Lohit Devanagar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punctuation-wrap="simple" style:writing-mode="lr-tb"/>
      <style:text-properties fo:color="#00000a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zh" fo:country="CN" style:language-asian="zh" style:country-asian="CN" style:font-name-complex="Lohit Devanagari1" style:language-complex="zh" style:country-complex="CN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center" style:justify-single-word="false" fo:keep-with-next="always"/>
      <style:text-properties style:font-name="Liberation Sans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default-outline-level="" style:list-style-name="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0.706cm" style:layout-grid-ruby-height="0.353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1T10:37:00</meta:creation-date>
    <meta:initial-creator>alumnat</meta:initial-creator>
    <dc:creator>Sergio Bolívar Jiménez</dc:creator>
    <dc:date>2022-11-14T08:56:51.36</dc:date>
    <meta:editing-cycles>3</meta:editing-cycles>
    <meta:editing-duration>PT4S</meta:editing-duration>
    <meta:generator>OpenOffice/4.1.13$Win32 OpenOffice.org_project/4113m1$Build-9810</meta:generator>
    <meta:document-statistic meta:table-count="0" meta:image-count="0" meta:object-count="0" meta:page-count="1" meta:paragraph-count="20" meta:word-count="85" meta:character-count="639"/>
    <meta:user-defined meta:name="LinksUpToDate" meta:value-type="boolean">false</meta:user-defined>
    <meta:user-defined meta:name="ScaleCrop" meta:value-type="boolean">false</meta:user-defined>
  </office:meta>
</office:document-meta>
</file>